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d7a71" officeooo:paragraph-rsid="001d7a71"/>
    </style:style>
    <style:style style:name="P2" style:family="paragraph" style:parent-style-name="Text_20_body" style:list-style-name="L1">
      <style:text-properties officeooo:rsid="001df792" officeooo:paragraph-rsid="001df792"/>
    </style:style>
    <style:style style:name="P3" style:family="paragraph" style:parent-style-name="Text_20_body" style:list-style-name="L1">
      <style:text-properties officeooo:rsid="001e13b4" officeooo:paragraph-rsid="001e13b4"/>
    </style:style>
    <style:style style:name="P4" style:family="paragraph" style:parent-style-name="Text_20_body" style:list-style-name="L1">
      <style:text-properties officeooo:rsid="001ff44a" officeooo:paragraph-rsid="001ff44a"/>
    </style:style>
    <style:style style:name="P5" style:family="paragraph" style:parent-style-name="Text_20_body" style:list-style-name="L1">
      <style:text-properties officeooo:rsid="002072ed" officeooo:paragraph-rsid="002072ed"/>
    </style:style>
    <style:style style:name="P6" style:family="paragraph" style:parent-style-name="Text_20_body" style:list-style-name="L1">
      <style:text-properties officeooo:rsid="00217cfc" officeooo:paragraph-rsid="00217cfc"/>
    </style:style>
    <style:style style:name="P7" style:family="paragraph" style:parent-style-name="Text_20_body" style:list-style-name="L1">
      <style:text-properties officeooo:rsid="0021c039" officeooo:paragraph-rsid="00249848"/>
    </style:style>
    <style:style style:name="P8" style:family="paragraph" style:parent-style-name="Text_20_body" style:list-style-name="L1">
      <style:text-properties officeooo:rsid="0021c039" officeooo:paragraph-rsid="00258cb9"/>
    </style:style>
    <style:style style:name="P9" style:family="paragraph" style:parent-style-name="Text_20_body" style:list-style-name="L1">
      <style:text-properties officeooo:rsid="0021c039" officeooo:paragraph-rsid="0025f6ed"/>
    </style:style>
    <style:style style:name="P10" style:family="paragraph" style:parent-style-name="Text_20_body" style:list-style-name="L1">
      <style:text-properties officeooo:rsid="0021c039" officeooo:paragraph-rsid="0026552a"/>
    </style:style>
    <style:style style:name="P11" style:family="paragraph" style:parent-style-name="Text_20_body" style:list-style-name="L1">
      <style:text-properties officeooo:rsid="0026552a" officeooo:paragraph-rsid="0026552a"/>
    </style:style>
    <style:style style:name="P12" style:family="paragraph" style:parent-style-name="Text_20_body" style:list-style-name="L1">
      <style:text-properties officeooo:rsid="002aadd3" officeooo:paragraph-rsid="002aadd3"/>
    </style:style>
    <style:style style:name="P13" style:family="paragraph" style:parent-style-name="Text_20_body" style:list-style-name="L1">
      <style:text-properties officeooo:rsid="002c185f" officeooo:paragraph-rsid="002c185f"/>
    </style:style>
    <style:style style:name="P14" style:family="paragraph" style:parent-style-name="Text_20_body" style:list-style-name="L1">
      <style:text-properties officeooo:rsid="002ca187" officeooo:paragraph-rsid="002ca187"/>
    </style:style>
    <style:style style:name="P15" style:family="paragraph" style:parent-style-name="Text_20_body" style:list-style-name="L1">
      <style:text-properties officeooo:rsid="002ce691" officeooo:paragraph-rsid="002ce691"/>
    </style:style>
    <style:style style:name="P16" style:family="paragraph" style:parent-style-name="Text_20_body" style:list-style-name="L1">
      <style:text-properties officeooo:rsid="002e6c62" officeooo:paragraph-rsid="002e6c62"/>
    </style:style>
    <style:style style:name="P17" style:family="paragraph" style:parent-style-name="Text_20_body" style:list-style-name="L1">
      <style:text-properties officeooo:rsid="0030103f" officeooo:paragraph-rsid="0030103f"/>
    </style:style>
    <style:style style:name="P18" style:family="paragraph" style:parent-style-name="Text_20_body" style:list-style-name="L1">
      <style:text-properties officeooo:rsid="0031a0e4" officeooo:paragraph-rsid="0031a0e4"/>
    </style:style>
    <style:style style:name="P19" style:family="paragraph" style:parent-style-name="Text_20_body" style:list-style-name="L1">
      <style:text-properties officeooo:rsid="0034d0bb" officeooo:paragraph-rsid="0034d0bb"/>
    </style:style>
    <style:style style:name="P20" style:family="paragraph" style:parent-style-name="Text_20_body" style:list-style-name="L1">
      <style:text-properties officeooo:rsid="00367b8e" officeooo:paragraph-rsid="00367b8e"/>
    </style:style>
    <style:style style:name="P21" style:family="paragraph" style:parent-style-name="Text_20_body" style:list-style-name="L1">
      <style:text-properties officeooo:rsid="00386756" officeooo:paragraph-rsid="00386756"/>
    </style:style>
    <style:style style:name="P22" style:family="paragraph" style:parent-style-name="Text_20_body" style:list-style-name="L3">
      <style:text-properties officeooo:rsid="00386756" officeooo:paragraph-rsid="00386756"/>
    </style:style>
    <style:style style:name="P23" style:family="paragraph" style:parent-style-name="Text_20_body" style:list-style-name="L3">
      <style:text-properties officeooo:rsid="003ba063" officeooo:paragraph-rsid="003ba063"/>
    </style:style>
    <style:style style:name="P24" style:family="paragraph" style:parent-style-name="Text_20_body" style:list-style-name="L3">
      <style:text-properties officeooo:rsid="003bb1ca" officeooo:paragraph-rsid="003bb1ca"/>
    </style:style>
    <style:style style:name="P25" style:family="paragraph" style:parent-style-name="Text_20_body" style:list-style-name="L3">
      <style:text-properties officeooo:rsid="003bdddb" officeooo:paragraph-rsid="003bdddb"/>
    </style:style>
    <style:style style:name="P26" style:family="paragraph" style:parent-style-name="Text_20_body" style:list-style-name="L3">
      <style:text-properties officeooo:rsid="003c1059" officeooo:paragraph-rsid="003c1059"/>
    </style:style>
    <style:style style:name="P27" style:family="paragraph" style:parent-style-name="Text_20_body" style:list-style-name="L3">
      <style:text-properties officeooo:rsid="003d7c12" officeooo:paragraph-rsid="003f3017"/>
    </style:style>
    <style:style style:name="P28" style:family="paragraph" style:parent-style-name="Text_20_body" style:list-style-name="L3">
      <style:text-properties officeooo:rsid="004161f5" officeooo:paragraph-rsid="004161f5"/>
    </style:style>
    <style:style style:name="P29" style:family="paragraph" style:parent-style-name="Text_20_body" style:list-style-name="L3">
      <style:text-properties officeooo:rsid="004746d0" officeooo:paragraph-rsid="004746d0"/>
    </style:style>
    <style:style style:name="P30" style:family="paragraph" style:parent-style-name="Text_20_body" style:list-style-name="L4">
      <style:text-properties officeooo:rsid="0048a1c2" officeooo:paragraph-rsid="0048a1c2"/>
    </style:style>
    <style:style style:name="P31" style:family="paragraph" style:parent-style-name="Text_20_body" style:list-style-name="L4">
      <style:text-properties officeooo:rsid="00495b2f" officeooo:paragraph-rsid="00495b2f"/>
    </style:style>
    <style:style style:name="P32" style:family="paragraph" style:parent-style-name="Text_20_body" style:list-style-name="L4">
      <style:text-properties officeooo:rsid="004ac42b" officeooo:paragraph-rsid="004ac42b"/>
    </style:style>
    <style:style style:name="P33" style:family="paragraph" style:parent-style-name="Text_20_body" style:list-style-name="L4">
      <style:text-properties officeooo:rsid="004b05cf" officeooo:paragraph-rsid="004b05cf"/>
    </style:style>
    <style:style style:name="P34" style:family="paragraph" style:parent-style-name="Text_20_body" style:list-style-name="L4">
      <style:text-properties officeooo:rsid="004c069a" officeooo:paragraph-rsid="004c069a"/>
    </style:style>
    <style:style style:name="P35" style:family="paragraph" style:parent-style-name="Text_20_body" style:list-style-name="L4">
      <style:text-properties officeooo:rsid="004c7187" officeooo:paragraph-rsid="004c7187"/>
    </style:style>
    <style:style style:name="P36" style:family="paragraph" style:parent-style-name="Text_20_body" style:list-style-name="L5">
      <style:text-properties officeooo:rsid="00535213" officeooo:paragraph-rsid="00535213"/>
    </style:style>
    <style:style style:name="P37" style:family="paragraph" style:parent-style-name="Text_20_body" style:list-style-name="L5">
      <style:text-properties officeooo:rsid="00535213" officeooo:paragraph-rsid="005bf960"/>
    </style:style>
    <style:style style:name="P38" style:family="paragraph" style:parent-style-name="Text_20_body" style:list-style-name="L5">
      <style:text-properties officeooo:rsid="005910ba" officeooo:paragraph-rsid="005910ba"/>
    </style:style>
    <style:style style:name="P39" style:family="paragraph" style:parent-style-name="Text_20_body" style:list-style-name="L5">
      <style:text-properties officeooo:rsid="005c04a4" officeooo:paragraph-rsid="005c04a4"/>
    </style:style>
    <style:style style:name="T1" style:family="text">
      <style:text-properties officeooo:rsid="001e13b4"/>
    </style:style>
    <style:style style:name="T2" style:family="text">
      <style:text-properties officeooo:rsid="002072ed"/>
    </style:style>
    <style:style style:name="T3" style:family="text">
      <style:text-properties officeooo:rsid="0021c039"/>
    </style:style>
    <style:style style:name="T4" style:family="text">
      <style:text-properties officeooo:rsid="00224cb1"/>
    </style:style>
    <style:style style:name="T5" style:family="text">
      <style:text-properties officeooo:rsid="00249848"/>
    </style:style>
    <style:style style:name="T6" style:family="text">
      <style:text-properties officeooo:rsid="00258cb9"/>
    </style:style>
    <style:style style:name="T7" style:family="text">
      <style:text-properties officeooo:rsid="0025f6ed"/>
    </style:style>
    <style:style style:name="T8" style:family="text">
      <style:text-properties officeooo:rsid="0028f91d"/>
    </style:style>
    <style:style style:name="T9" style:family="text">
      <style:text-properties officeooo:rsid="002e6c62"/>
    </style:style>
    <style:style style:name="T10" style:family="text">
      <style:text-properties officeooo:rsid="0030103f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3310c6"/>
    </style:style>
    <style:style style:name="T14" style:family="text">
      <style:text-properties style:text-position="0% 100%" officeooo:rsid="0034d0bb"/>
    </style:style>
    <style:style style:name="T15" style:family="text">
      <style:text-properties officeooo:rsid="0039cf38"/>
    </style:style>
    <style:style style:name="T16" style:family="text">
      <style:text-properties officeooo:rsid="003d7c12"/>
    </style:style>
    <style:style style:name="T17" style:family="text">
      <style:text-properties officeooo:rsid="003f3017"/>
    </style:style>
    <style:style style:name="T18" style:family="text">
      <style:text-properties officeooo:rsid="00407662"/>
    </style:style>
    <style:style style:name="T19" style:family="text">
      <style:text-properties officeooo:rsid="00428a45"/>
    </style:style>
    <style:style style:name="T20" style:family="text">
      <style:text-properties officeooo:rsid="00462e5d"/>
    </style:style>
    <style:style style:name="T21" style:family="text">
      <style:text-properties officeooo:rsid="00495b2f"/>
    </style:style>
    <style:style style:name="T22" style:family="text">
      <style:text-properties officeooo:rsid="004fd41c"/>
    </style:style>
    <style:style style:name="T23" style:family="text">
      <style:text-properties officeooo:rsid="0055eddb"/>
    </style:style>
    <style:style style:name="T24" style:family="text">
      <style:text-properties officeooo:rsid="005910ba"/>
    </style:style>
    <style:style style:name="T25" style:family="text">
      <style:text-properties officeooo:rsid="005a7c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hysics</text:h>
      <text:list xml:id="list3306097909" text:style-name="L1">
        <text:list-item>
          <text:p text:style-name="P1">Acoustic Doppler Profiler : mesure the distance between the surface and the bottom</text:p>
          <text:list>
            <text:list-item>
              <text:p text:style-name="P2"><text:span text:style-name="T1">I</text:span>n metter peer seconds (m/s) : it measures velocity north (for south the velocity is negative)</text:p>
            </text:list-item>
            <text:list-item>
              <text:p text:style-name="P3">The number of cells accourtic is 4 </text:p>
            </text:list-item>
            <text:list-item>
              <text:p text:style-name="P3">And the treatment of data is made directly by the ADCP</text:p>
            </text:list-item>
            <text:list-item>
              <text:p text:style-name="P3">kind of connectivity to computer : VGA</text:p>
            </text:list-item>
            <text:list-item>
              <text:p text:style-name="P4">period of time between measures (sends files) : 10 seconds</text:p>
            </text:list-item>
            <text:list-item>
              <text:p text:style-name="P4">how it is put in water <text:span text:style-name="T2">(schark)</text:span> : 15-20 metters behind the boat to avoid turbulance</text:p>
            </text:list-item>
            <text:list-item>
              <text:p text:style-name="P4">how long : 3-4 hours</text:p>
            </text:list-item>
            <text:list-item>
              <text:p text:style-name="P11">info : face north, time (7:38), lat (45°11.654 N), long (000°44.654), <text:span text:style-name="T8">Depth : 4.6 + 2.5 = 7.1</text:span></text:p>
            </text:list-item>
          </text:list>
        </text:list-item>
        <text:list-item>
          <text:p text:style-name="P5">Water color : <text:span text:style-name="T3">MSDA_XE</text:span></text:p>
          <text:list>
            <text:list-item>
              <text:p text:style-name="P6">can be influenced byt he mudy corck (bouchon vaseux)</text:p>
            </text:list-item>
            <text:list-item>
              <text:p text:style-name="P7">constitution : <text:span text:style-name="T4">180° (half sphere, transparent cap) and two 7° (black cap) one pointing the sky and the other the water, it measures the luminescence</text:span></text:p>
            </text:list-item>
            <text:list-item>
              <text:p text:style-name="P8"><text:span text:style-name="T5">How the measure : do not point at the sun 90° to it (avoid burn the measure)</text:span></text:p>
            </text:list-item>
            <text:list-item>
              <text:p text:style-name="P9"><text:span text:style-name="T6">Software : 3 sensors (3 windows), when it is green it is switched on</text:span></text:p>
            </text:list-item>
            <text:list-item>
              <text:p text:style-name="P13">Measure with caps</text:p>
              <text:list>
                <text:list-item>
                  <text:p text:style-name="P10"><text:span text:style-name="T7">180° <text:s/>: max (350), Gauss from 400 to 800 (visible domain), with small down pics</text:span></text:p>
                </text:list-item>
                <text:list-item>
                  <text:p text:style-name="P12">7° : error of the prob (worse for infrared)</text:p>
                </text:list-item>
              </text:list>
            </text:list-item>
            <text:list-item>
              <text:p text:style-name="P14">Measure without cap : 10:30:30</text:p>
              <text:list>
                <text:list-item>
                  <text:p text:style-name="P15">180° : max (450) <text:span text:style-name="T9">same shape as with cap</text:span></text:p>
                </text:list-item>
                <text:list-item>
                  <text:p text:style-name="P16">7° Sky : max (60 and can reach 80, 120), <text:span text:style-name="T10">down pic</text:span> around 400 blue (colour o<text:span text:style-name="T10">f</text:span> the sky)</text:p>
                </text:list-item>
                <text:list-item>
                  <text:p text:style-name="P17">7° Water : max (25), <text:s/>pic around 600 brown (colour of the water)</text:p>
                </text:list-item>
                <text:list-item>
                  <text:p text:style-name="P18">Down pics : absorption of O<text:span text:style-name="T11">2,</text:span><text:span text:style-name="T12">, CO</text:span><text:span text:style-name="T11">2</text:span><text:span text:style-name="T12">, water vapor, N</text:span><text:span text:style-name="T11">2</text:span></text:p>
                </text:list-item>
              </text:list>
            </text:list-item>
          </text:list>
        </text:list-item>
        <text:list-item>
          <text:p text:style-name="P18"><text:span text:style-name="T12">Material navigation</text:span></text:p>
          <text:list>
            <text:list-item>
              <text:p text:style-name="P18"><text:span text:style-name="T12">Regular one</text:span></text:p>
              <text:list>
                <text:list-item>
                  <text:p text:style-name="P18"><text:span text:style-name="T12">1 miles =&gt; 1.609 km</text:span></text:p>
                </text:list-item>
                <text:list-item>
                  <text:p text:style-name="P18"><text:span text:style-name="T12">maps : </text:span></text:p>
                  <text:list>
                    <text:list-item>
                      <text:p text:style-name="P18"><text:span text:style-name="T12">boys : green (right), red (left) </text:span><text:span text:style-name="T13">in the direction to the port ; </text:span><text:span text:style-name="T14">yellow (danger)</text:span></text:p>
                    </text:list-item>
                    <text:list-item>
                      <text:p text:style-name="P19"><text:span text:style-name="T13">n</text:span><text:span text:style-name="T12">umbers : deph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2">Scientific one</text:span></text:p>
              <text:list>
                <text:list-item>
                  <text:p text:style-name="P20"><text:span text:style-name="T12">reach bottom with devices (chores, bottles) cable tension (visible in estuary, deep ocean Marelec which measures precise tension)</text:span></text:p>
                </text:list-item>
                <text:list-item>
                  <text:p text:style-name="P21"><text:span text:style-name="T12">camera</text:span></text:p>
                </text:list-item>
              </text:list>
            </text:list-item>
          </text:list>
        </text:list-item>
      </text:list>
      <text:h text:style-name="Heading_20_3" text:outline-level="3"><text:soft-page-break/>Chemistery</text:h>
      <text:list xml:id="list3707233901" text:style-name="L3">
        <text:list-item>
          <text:p text:style-name="P27">Info : t 10:19, lat 45°11.582, long 000°44.214, <text:span text:style-name="T17">depth <text:s/>5.8 + 2.5 = 8.3</text:span></text:p>
        </text:list-item>
        <text:list-item>
          <text:p text:style-name="P27"><text:span text:style-name="T17">Bottles Niskin</text:span></text:p>
        </text:list-item>
        <text:list-item>
          <text:p text:style-name="P22">In ocean where there are low concentration of elements : tephlon for avoiding contamination <text:span text:style-name="T15">(mucher expensive)</text:span></text:p>
        </text:list-item>
        <text:list-item>
          <text:p text:style-name="P23">3 ranges of steps : surface, midstep, botttom</text:p>
        </text:list-item>
        <text:list-item>
          <text:p text:style-name="P24">Surface</text:p>
          <text:list>
            <text:list-item>
              <text:p text:style-name="P25">measure : salinity <text:span text:style-name="T20">4.4 psu</text:span>, pH, temperature <text:span text:style-name="T20">19°5 =&gt; direct in the bottle</text:span></text:p>
            </text:list-item>
            <text:list-item>
              <text:p text:style-name="P26">keep filter (porosity 0.7) <text:span text:style-name="T18">to see the rest</text:span></text:p>
            </text:list-item>
            <text:list-item>
              <text:p text:style-name="P25">after filtration (filter has been rinced) measure in éprouvette sulfate and phosphate <text:span text:style-name="T16">(dissolved so no problems with filtration)</text:span></text:p>
            </text:list-item>
            <text:list-item>
              <text:p text:style-name="P28">rince : homogenization, <text:span text:style-name="T19">100 mL,</text:span></text:p>
            </text:list-item>
          </text:list>
        </text:list-item>
        <text:list-item>
          <text:p text:style-name="P29">Fond</text:p>
          <text:list>
            <text:list-item>
              <text:p text:style-name="P29">depth : 5.8 = 8.3</text:p>
            </text:list-item>
          </text:list>
        </text:list-item>
      </text:list>
      <text:h text:style-name="Heading_20_3" text:outline-level="3">Depth</text:h>
      <text:h text:style-name="Heading_20_3" text:outline-level="3">Schiepeck</text:h>
      <text:list xml:id="list1420677849" text:style-name="L4">
        <text:list-item>
          <text:p text:style-name="P30">First : <text:span text:style-name="T21">t 13:24:26, <text:s/>lat 45°03.131, long 000°36.827</text:span></text:p>
          <text:list>
            <text:list-item>
              <text:p text:style-name="P31">creamy mud, sandy sediment, graves</text:p>
            </text:list-item>
          </text:list>
        </text:list-item>
        <text:list-item>
          <text:p text:style-name="P30">Second</text:p>
          <text:list>
            <text:list-item>
              <text:p text:style-name="P32">sand, mica, correaux (20 millions years)</text:p>
            </text:list-item>
          </text:list>
        </text:list-item>
        <text:list-item>
          <text:p text:style-name="P30">Third : <text:span text:style-name="T22">t 13:34:21, lat 45°02.772, long 000°37.431</text:span></text:p>
          <text:list>
            <text:list-item>
              <text:p text:style-name="P33">mud, clay, creamy mud (crème de vase)</text:p>
            </text:list-item>
            <text:list-item>
              <text:p text:style-name="P34">different layers : creamy mud, more compact creamy mud, sand with mica</text:p>
            </text:list-item>
          </text:list>
        </text:list-item>
        <text:list-item>
          <text:p text:style-name="P30">Fourth</text:p>
          <text:list>
            <text:list-item>
              <text:p text:style-name="P35">much sand rich in mica well salted, poori in mud</text:p>
            </text:list-item>
          </text:list>
        </text:list-item>
      </text:list>
      <text:h text:style-name="Heading_20_3" text:outline-level="3">Chore</text:h>
      <text:list xml:id="list2568967290" text:style-name="L5">
        <text:list-item>
          <text:p text:style-name="P36">Placement</text:p>
          <text:list>
            <text:list-item>
              <text:p text:style-name="P37">After an island <text:span text:style-name="T23">wich stop the current make quiet the zone =&gt; decantation</text:span></text:p>
            </text:list-item>
          </text:list>
        </text:list-item>
        <text:list-item>
          <text:p text:style-name="P37"><text:span text:style-name="T23">alternance layers of creamy mud and sand, gets more darker (organic matter), compact (less oxygene)</text:span></text:p>
          <text:list>
            <text:list-item>
              <text:p text:style-name="P38">origin of sand and organic matter : continent with rain</text:p>
            </text:list-item>
          </text:list>
        </text:list-item>
        <text:list-item>
          <text:p text:style-name="P38">how to date chore : <text:span text:style-name="T25">radioactive (césium, carbon but short lives)</text:span></text:p>
        </text:list-item>
        <text:list-item>
          <text:p text:style-name="P39">info : t 14:15:21, lat 45°06.313, long 000°41.528, depth : 3.9+2.5 = 6.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27S</meta:editing-duration>
    <meta:editing-cycles>60</meta:editing-cycles>
    <meta:generator>LibreOffice/5.3.5.2$Windows_X86_64 LibreOffice_project/50d9bf2b0a79cdb85a3814b592608037a682059d</meta:generator>
    <dc:date>2018-10-06T12:59:40.986000000</dc:date>
    <meta:document-statistic meta:table-count="0" meta:image-count="0" meta:object-count="0" meta:page-count="2" meta:paragraph-count="62" meta:word-count="579" meta:character-count="2974" meta:non-whitespace-character-count="2508"/>
    <meta:user-defined meta:name="Info 1"/>
    <meta:user-defined meta:name="Info 2"/>
    <meta:user-defined meta:name="Info 3"/>
    <meta:user-defined meta:name="Info 4"/>
  </office:meta>
</office:document-meta>
</file>